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178300000BCC00000BCC48726681087CD38D.svg" manifest:media-type="image/svg+xml"/>
  <manifest:file-entry manifest:full-path="Pictures/100002010000011800000112FF09F48716394A54.png" manifest:media-type="image/png"/>
  <manifest:file-entry manifest:full-path="Pictures/1000020100000115000000FD1F0C27A3A59E7AE4.png" manifest:media-type="image/png"/>
  <manifest:file-entry manifest:full-path="Pictures/1000020100000071000000710478AF30D7716F40.png" manifest:media-type="image/png"/>
  <manifest:file-entry manifest:full-path="Pictures/100002010000012E00000118DC642C9BE17DA924.png" manifest:media-type="image/png"/>
  <manifest:file-entry manifest:full-path="Pictures/10000201000000EF000000F2A5E56C346161EF76.png" manifest:media-type="image/png"/>
  <manifest:file-entry manifest:full-path="Pictures/10000201000000FC00000166389DA30CAA82CD21.png" manifest:media-type="image/png"/>
  <manifest:file-entry manifest:full-path="Pictures/1000020100000076000000767ED71B2101045BB0.png" manifest:media-type="image/png"/>
  <manifest:file-entry manifest:full-path="Pictures/100002010000006B00000075E01F9017CC4FB287.png" manifest:media-type="image/png"/>
  <manifest:file-entry manifest:full-path="Pictures/10002F4F00000B0600000C205234D2ACBD390253.svg" manifest:media-type="image/svg+xml"/>
  <manifest:file-entry manifest:full-path="Pictures/100030BE00000BCC00000BCC512DA1792FBCA215.svg" manifest:media-type="image/svg+xml"/>
  <manifest:file-entry manifest:full-path="Pictures/100016E000000BCC00000BCCCB593874B96B1F86.svg" manifest:media-type="image/svg+xml"/>
  <manifest:file-entry manifest:full-path="Pictures/10000201000000720000007211B99ADC0222FFF4.png" manifest:media-type="image/png"/>
  <manifest:file-entry manifest:full-path="Pictures/100002010000007200000072683A5A3C42F4FAAD.png" manifest:media-type="image/png"/>
  <manifest:file-entry manifest:full-path="Pictures/100002010000006C0000006C34746F41208AD148.png" manifest:media-type="image/png"/>
  <manifest:file-entry manifest:full-path="Pictures/10004B2E00000B2200000B22DE38835A2BB9ABCC.svg" manifest:media-type="image/svg+xml"/>
  <manifest:file-entry manifest:full-path="Pictures/10000201000001350000012037AC4D9AE55D7B40.png" manifest:media-type="image/png"/>
  <manifest:file-entry manifest:full-path="Pictures/100002010000007100000071666FD820FC2F3269.png" manifest:media-type="image/png"/>
  <manifest:file-entry manifest:full-path="Pictures/10000B13000017F50000103F46777293ECD9BB49.svg" manifest:media-type="image/svg+xml"/>
  <manifest:file-entry manifest:full-path="Pictures/10000201000000640000006484723CA75975E467.png" manifest:media-type="image/png"/>
  <manifest:file-entry manifest:full-path="Pictures/1000333300000BCC00000BCC1D7BA262608B65D7.svg" manifest:media-type="image/svg+xml"/>
  <manifest:file-entry manifest:full-path="Pictures/100002010000007200000072725659CEF69A1C0E.png" manifest:media-type="image/png"/>
  <manifest:file-entry manifest:full-path="Pictures/10000201000001AD000001A11F69BEA5C7DCB903.png" manifest:media-type="image/png"/>
  <manifest:file-entry manifest:full-path="Pictures/100023EA00000BB000000BB0C0A883F3B6DA89CC.svg" manifest:media-type="image/svg+xml"/>
  <manifest:file-entry manifest:full-path="Pictures/1000020100000041000000372765B6869588468F.png" manifest:media-type="image/png"/>
  <manifest:file-entry manifest:full-path="Pictures/100002010000007200000072125B8A0083D01D71.png" manifest:media-type="image/png"/>
  <manifest:file-entry manifest:full-path="Pictures/100012BA00001C1D00001977D9FE1626514AAF0F.svg" manifest:media-type="image/svg+xml"/>
  <manifest:file-entry manifest:full-path="Pictures/100002E200000887000004FFF2D24DAA1030CB10.svg" manifest:media-type="image/svg+xml"/>
  <manifest:file-entry manifest:full-path="Pictures/10001E8E00000C3D00000C3DB3AAF3CE1EBD1924.svg" manifest:media-type="image/svg+xml"/>
  <manifest:file-entry manifest:full-path="Pictures/10000B84000017D9000010238B982859EBAD455D.svg" manifest:media-type="image/svg+xml"/>
  <manifest:file-entry manifest:full-path="Pictures/10000201000000E80000009D222863B571D5AAFE.png" manifest:media-type="image/png"/>
  <manifest:file-entry manifest:full-path="Pictures/10000B39000006C3000005A9C8E4A834184CC118.svg" manifest:media-type="image/svg+xml"/>
  <manifest:file-entry manifest:full-path="Pictures/100002010000005200000030FF6B20A447D64209.png" manifest:media-type="image/png"/>
  <manifest:file-entry manifest:full-path="Pictures/100002010000012E0000011870096D827F86E5F1.png" manifest:media-type="image/png"/>
  <manifest:file-entry manifest:full-path="Pictures/100002010000007200000072735F5579FB0B0A96.png" manifest:media-type="image/png"/>
  <manifest:file-entry manifest:full-path="Pictures/1000042100000BCC00000BCCB132F1B118EFDC5A.svg" manifest:media-type="image/svg+xml"/>
  <manifest:file-entry manifest:full-path="Pictures/1000020100000279000002815CDDBDA5A5E1B774.png" manifest:media-type="image/png"/>
  <manifest:file-entry manifest:full-path="Pictures/10000DC900000BCC00000BCC7BE6188A062434BE.svg" manifest:media-type="image/svg+xml"/>
  <manifest:file-entry manifest:full-path="Pictures/1000020100000110000000F685E440643A3429A1.png" manifest:media-type="image/png"/>
  <manifest:file-entry manifest:full-path="Pictures/100019DC00002C5100002B1B8B989F606F3DD333.svg" manifest:media-type="image/svg+xml"/>
  <manifest:file-entry manifest:full-path="Pictures/100003C300000BCC00000BCCCC51AE0330201439.svg" manifest:media-type="image/svg+xml"/>
  <manifest:file-entry manifest:full-path="Pictures/10000201000000E70000009C1C1CD52C263B67BC.png" manifest:media-type="image/png"/>
  <manifest:file-entry manifest:full-path="Pictures/10000201000000720000007267FB0AC158D88293.png" manifest:media-type="image/png"/>
  <manifest:file-entry manifest:full-path="Pictures/1000807A00000BB000000BB0DC33844C26A81B93.svg" manifest:media-type="image/svg+xml"/>
  <manifest:file-entry manifest:full-path="Pictures/100002010000007200000072FA8EEDEE1881DE96.png" manifest:media-type="image/png"/>
  <manifest:file-entry manifest:full-path="Pictures/100026FE00000A5D00000A5D01A41D769AA25074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cc00" draw:textarea-horizontal-align="justify" draw:textarea-vertical-align="middle" draw:auto-grow-height="false" fo:min-height="0.95cm" fo:min-width="0.7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437cm, 0cm, 0cm, 4.691cm)" draw:image-opacity="100%" style:mirror="none"/>
    </style:style>
    <style:style style:name="gr5" style:family="graphic" style:parent-style-name="objectwithoutfill">
      <style:graphic-properties svg:stroke-width="0.141cm" svg:stroke-color="#cc3300" draw:marker-start-width="0.41cm" draw:marker-end-width="0.41cm" draw:fill="none" draw:textarea-vertical-align="middle" fo:padding-top="0.194cm" fo:padding-bottom="0.194cm" fo:padding-left="0.319cm" fo:padding-right="0.319cm" draw:shadow="hidden"/>
    </style:style>
    <style:style style:name="gr6" style:family="graphic" style:parent-style-name="objectwithoutfill">
      <style:graphic-properties svg:stroke-width="0.141cm" svg:stroke-color="#cc3300" draw:marker-start-width="0.41cm" draw:marker-end-width="0.41cm" draw:fill="none" draw:fill-color="#ffcc00" draw:textarea-vertical-align="middle" fo:padding-top="0.194cm" fo:padding-bottom="0.194cm" fo:padding-left="0.319cm" fo:padding-right="0.319cm" draw:shadow="hidden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cc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cc00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custom-shape draw:style-name="gr1" draw:text-style-name="P1" draw:layer="layout" svg:width="1.2cm" svg:height="1.2cm" svg:x="23.619cm" svg:y="4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1.2cm" svg:x="24.2cm" svg:y="2.10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28cm" svg:height="3.288cm" svg:x="8.489cm" svg:y="7.2cm">
          <draw:image xlink:href="Pictures/100012BA00001C1D00001977D9FE1626514AAF0F.svg" xlink:type="simple" xlink:show="embed" xlink:actuate="onLoad">
            <text:p/>
          </draw:image>
          <draw:image xlink:href="Pictures/1000020100000110000000F685E440643A3429A1.png" xlink:type="simple" xlink:show="embed" xlink:actuate="onLoad"/>
        </draw:frame>
        <draw:frame draw:style-name="gr2" draw:text-style-name="P2" draw:layer="layout" svg:width="3.528cm" svg:height="2.067cm" svg:x="22.4cm" svg:y="8.733cm">
          <draw:image xlink:href="Pictures/100002E200000887000004FFF2D24DAA1030CB10.svg" xlink:type="simple" xlink:show="embed" xlink:actuate="onLoad">
            <text:p/>
          </draw:image>
          <draw:image xlink:href="Pictures/100002010000005200000030FF6B20A447D64209.png" xlink:type="simple" xlink:show="embed" xlink:actuate="onLoad"/>
        </draw:frame>
        <draw:frame draw:style-name="gr3" draw:text-style-name="P2" draw:layer="layout" svg:width="3.528cm" svg:height="2.067cm" svg:x="22.2cm" svg:y="6.2cm">
          <draw:image xlink:href="Pictures/100002E200000887000004FFF2D24DAA1030CB10.svg" xlink:type="simple" xlink:show="embed" xlink:actuate="onLoad">
            <text:p/>
          </draw:image>
          <draw:image xlink:href="Pictures/100002010000005200000030FF6B20A447D64209.png" xlink:type="simple" xlink:show="embed" xlink:actuate="onLoad"/>
        </draw:frame>
        <draw:frame draw:style-name="gr2" draw:text-style-name="P2" draw:layer="layout" svg:width="3.528cm" svg:height="2.949cm" svg:x="1cm" svg:y="16.8cm">
          <draw:image xlink:href="Pictures/10000B39000006C3000005A9C8E4A834184CC118.svg" xlink:type="simple" xlink:show="embed" xlink:actuate="onLoad">
            <text:p/>
          </draw:image>
          <draw:image xlink:href="Pictures/1000020100000041000000372765B6869588468F.png" xlink:type="simple" xlink:show="embed" xlink:actuate="onLoad"/>
        </draw:frame>
        <draw:frame draw:style-name="gr2" draw:text-style-name="P2" draw:layer="layout" svg:width="3.528cm" svg:height="3.401cm" svg:x="4.672cm" svg:y="6.999cm">
          <draw:image xlink:href="Pictures/100019DC00002C5100002B1B8B989F606F3DD333.svg" xlink:type="simple" xlink:show="embed" xlink:actuate="onLoad">
            <text:p/>
          </draw:image>
          <draw:image xlink:href="Pictures/10000201000001AD000001A11F69BEA5C7DCB903.png" xlink:type="simple" xlink:show="embed" xlink:actuate="onLoad"/>
        </draw:frame>
        <draw:frame draw:style-name="gr2" draw:text-style-name="P2" draw:layer="layout" svg:width="3.528cm" svg:height="3.528cm" svg:x="17.672cm" svg:y="16.272cm">
          <draw:image xlink:href="Pictures/1000333300000BCC00000BCC1D7BA262608B65D7.svg" xlink:type="simple" xlink:show="embed" xlink:actuate="onLoad">
            <text:p/>
          </draw:image>
          <draw:image xlink:href="Pictures/100002010000007200000072725659CEF69A1C0E.png" xlink:type="simple" xlink:show="embed" xlink:actuate="onLoad"/>
        </draw:frame>
        <draw:frame draw:style-name="gr2" draw:text-style-name="P2" draw:layer="layout" svg:width="3.528cm" svg:height="3.528cm" svg:x="13.2cm" svg:y="16.072cm">
          <draw:image xlink:href="Pictures/100003C300000BCC00000BCCCC51AE0330201439.svg" xlink:type="simple" xlink:show="embed" xlink:actuate="onLoad">
            <text:p/>
          </draw:image>
          <draw:image xlink:href="Pictures/100002010000007200000072735F5579FB0B0A96.png" xlink:type="simple" xlink:show="embed" xlink:actuate="onLoad"/>
        </draw:frame>
        <draw:frame draw:style-name="gr2" draw:text-style-name="P2" draw:layer="layout" svg:width="3.528cm" svg:height="3.528cm" svg:x="13.4cm" svg:y="12.872cm">
          <draw:image xlink:href="Pictures/1000042100000BCC00000BCCB132F1B118EFDC5A.svg" xlink:type="simple" xlink:show="embed" xlink:actuate="onLoad">
            <text:p/>
          </draw:image>
          <draw:image xlink:href="Pictures/100002010000007200000072FA8EEDEE1881DE96.png" xlink:type="simple" xlink:show="embed" xlink:actuate="onLoad"/>
        </draw:frame>
        <draw:frame draw:style-name="gr2" draw:text-style-name="P2" draw:layer="layout" svg:width="3.528cm" svg:height="2.889cm" svg:x="0.4cm" svg:y="7.111cm">
          <draw:image xlink:href="Pictures/1000020100000279000002815CDDBDA5A5E1B774.png" xlink:type="simple" xlink:show="embed" xlink:actuate="onLoad">
            <text:p/>
          </draw:image>
        </draw:frame>
        <draw:frame draw:style-name="gr4" draw:text-style-name="P2" draw:layer="layout" svg:width="3.528cm" svg:height="2.554cm" svg:x="3.8cm" svg:y="1.246cm">
          <draw:image xlink:href="Pictures/100002010000012E0000011870096D827F86E5F1.png" xlink:type="simple" xlink:show="embed" xlink:actuate="onLoad">
            <text:p/>
          </draw:image>
        </draw:frame>
        <draw:g>
          <draw:frame draw:style-name="gr2" draw:text-style-name="P2" draw:layer="layout" svg:width="3.528cm" svg:height="0.998cm" svg:x="0cm" svg:y="2.106cm">
            <draw:image xlink:href="Pictures/10000B84000017D9000010238B982859EBAD455D.svg" xlink:type="simple" xlink:show="embed" xlink:actuate="onLoad">
              <text:p/>
            </draw:image>
            <draw:image xlink:href="Pictures/10000201000000E70000009C1C1CD52C263B67BC.png" xlink:type="simple" xlink:show="embed" xlink:actuate="onLoad"/>
          </draw:frame>
          <draw:frame draw:style-name="gr2" draw:text-style-name="P2" draw:layer="layout" svg:width="3.526cm" svg:height="0.999cm" draw:transform="skewX (-0.0010471975511966) rotate (1.57219259019649) translate (1.246cm 4.228cm)">
            <draw:image xlink:href="Pictures/10000B84000017D9000010238B982859EBAD455D.svg" xlink:type="simple" xlink:show="embed" xlink:actuate="onLoad">
              <text:p/>
            </draw:image>
            <draw:image xlink:href="Pictures/10000201000000E70000009C1C1CD52C263B67BC.png" xlink:type="simple" xlink:show="embed" xlink:actuate="onLoad"/>
          </draw:frame>
        </draw:g>
        <draw:frame draw:style-name="gr3" draw:text-style-name="P2" draw:layer="layout" svg:width="3.528cm" svg:height="2.949cm" svg:x="5.072cm" svg:y="16.8cm">
          <draw:image xlink:href="Pictures/10000B39000006C3000005A9C8E4A834184CC118.svg" xlink:type="simple" xlink:show="embed" xlink:actuate="onLoad">
            <text:p/>
          </draw:image>
          <draw:image xlink:href="Pictures/1000020100000041000000372765B6869588468F.png" xlink:type="simple" xlink:show="embed" xlink:actuate="onLoad"/>
        </draw:frame>
        <draw:frame draw:style-name="gr2" draw:text-style-name="P2" draw:layer="layout" svg:width="3.285cm" svg:height="1.15cm" svg:x="0.2cm" svg:y="5cm">
          <draw:image xlink:href="Pictures/10000B13000017F50000103F46777293ECD9BB49.svg" xlink:type="simple" xlink:show="embed" xlink:actuate="onLoad">
            <text:p/>
          </draw:image>
          <draw:image xlink:href="Pictures/10000201000000E80000009D222863B571D5AAFE.png" xlink:type="simple" xlink:show="embed" xlink:actuate="onLoad"/>
        </draw:frame>
        <draw:frame draw:style-name="gr2" draw:text-style-name="P2" draw:layer="layout" svg:width="2.043cm" svg:height="2.043cm" svg:x="2.705cm" svg:y="11.2cm">
          <draw:image xlink:href="Pictures/100026FE00000A5D00000A5D01A41D769AA25074.svg" xlink:type="simple" xlink:show="embed" xlink:actuate="onLoad">
            <text:p/>
          </draw:image>
          <draw:image xlink:href="Pictures/10000201000000640000006484723CA75975E467.png" xlink:type="simple" xlink:show="embed" xlink:actuate="onLoad"/>
        </draw:frame>
        <draw:frame draw:style-name="gr2" draw:text-style-name="P2" draw:layer="layout" svg:width="1.877cm" svg:height="1.633cm" svg:x="14cm" svg:y="1.2cm">
          <draw:image xlink:href="Pictures/10000201000001350000012037AC4D9AE55D7B40.png" xlink:type="simple" xlink:show="embed" xlink:actuate="onLoad">
            <text:p/>
          </draw:image>
        </draw:frame>
        <draw:frame draw:style-name="gr2" draw:text-style-name="P2" draw:layer="layout" svg:width="1.362cm" svg:height="1.094cm" svg:x="12.2cm" svg:y="1.628cm">
          <draw:image xlink:href="Pictures/10000B39000006C3000005A9C8E4A834184CC118.svg" xlink:type="simple" xlink:show="embed" xlink:actuate="onLoad">
            <text:p/>
          </draw:image>
          <draw:image xlink:href="Pictures/1000020100000041000000372765B6869588468F.png" xlink:type="simple" xlink:show="embed" xlink:actuate="onLoad"/>
        </draw:frame>
        <draw:frame draw:style-name="gr2" draw:text-style-name="P2" draw:layer="layout" svg:width="2.043cm" svg:height="2.043cm" svg:x="0.957cm" svg:y="13.757cm">
          <draw:image xlink:href="Pictures/100026FE00000A5D00000A5D01A41D769AA25074.svg" xlink:type="simple" xlink:show="embed" xlink:actuate="onLoad">
            <text:p/>
          </draw:image>
          <draw:image xlink:href="Pictures/10000201000000640000006484723CA75975E467.png" xlink:type="simple" xlink:show="embed" xlink:actuate="onLoad"/>
        </draw:frame>
        <draw:frame draw:style-name="gr2" draw:text-style-name="P2" draw:layer="layout" svg:width="1.485cm" svg:height="1.194cm" svg:x="3.2cm" svg:y="14.206cm">
          <draw:image xlink:href="Pictures/10000B39000006C3000005A9C8E4A834184CC118.svg" xlink:type="simple" xlink:show="embed" xlink:actuate="onLoad">
            <text:p/>
          </draw:image>
          <draw:image xlink:href="Pictures/1000020100000041000000372765B6869588468F.png" xlink:type="simple" xlink:show="embed" xlink:actuate="onLoad"/>
        </draw:frame>
        <draw:frame draw:style-name="gr2" draw:text-style-name="P2" draw:layer="layout" svg:width="1.362cm" svg:height="1.094cm" svg:x="1.2cm" svg:y="11.706cm">
          <draw:image xlink:href="Pictures/10000B39000006C3000005A9C8E4A834184CC118.svg" xlink:type="simple" xlink:show="embed" xlink:actuate="onLoad">
            <text:p/>
          </draw:image>
          <draw:image xlink:href="Pictures/1000020100000041000000372765B6869588468F.png" xlink:type="simple" xlink:show="embed" xlink:actuate="onLoad"/>
        </draw:frame>
        <draw:frame draw:style-name="gr2" draw:text-style-name="P2" draw:layer="layout" svg:width="3.528cm" svg:height="2.949cm" draw:transform="rotate (1.5707963267949) translate (12.651cm 7.472cm)">
          <draw:image xlink:href="Pictures/10000B39000006C3000005A9C8E4A834184CC118.svg" xlink:type="simple" xlink:show="embed" xlink:actuate="onLoad">
            <text:p/>
          </draw:image>
          <draw:image xlink:href="Pictures/1000020100000041000000372765B6869588468F.png" xlink:type="simple" xlink:show="embed" xlink:actuate="onLoad"/>
        </draw:frame>
        <draw:frame draw:style-name="gr3" draw:text-style-name="P2" draw:layer="layout" svg:width="3.528cm" svg:height="2.949cm" draw:transform="rotate (1.5707963267949) translate (12.8cm 11.672cm)">
          <draw:image xlink:href="Pictures/10000B39000006C3000005A9C8E4A834184CC118.svg" xlink:type="simple" xlink:show="embed" xlink:actuate="onLoad">
            <text:p/>
          </draw:image>
          <draw:image xlink:href="Pictures/1000020100000041000000372765B6869588468F.png" xlink:type="simple" xlink:show="embed" xlink:actuate="onLoad"/>
        </draw:frame>
        <draw:frame draw:style-name="gr2" draw:text-style-name="P2" draw:layer="layout" svg:width="3.528cm" svg:height="1.764cm" draw:transform="rotate (1.5707963267949) translate (17cm 7.472cm)">
          <draw:image xlink:href="Pictures/10000B39000006C3000005A9C8E4A834184CC118.svg" xlink:type="simple" xlink:show="embed" xlink:actuate="onLoad">
            <text:p/>
          </draw:image>
          <draw:image xlink:href="Pictures/1000020100000041000000372765B6869588468F.png" xlink:type="simple" xlink:show="embed" xlink:actuate="onLoad"/>
        </draw:frame>
        <draw:frame draw:style-name="gr2" draw:text-style-name="P2" draw:layer="layout" svg:width="3.528cm" svg:height="1.764cm" draw:transform="rotate (1.5707963267949) translate (18.764cm 7.472cm)">
          <draw:image xlink:href="Pictures/10000B39000006C3000005A9C8E4A834184CC118.svg" xlink:type="simple" xlink:show="embed" xlink:actuate="onLoad">
            <text:p/>
          </draw:image>
          <draw:image xlink:href="Pictures/1000020100000041000000372765B6869588468F.png" xlink:type="simple" xlink:show="embed" xlink:actuate="onLoad"/>
        </draw:frame>
        <draw:frame draw:style-name="gr3" draw:text-style-name="P2" draw:layer="layout" svg:width="3.528cm" svg:height="1.764cm" draw:transform="rotate (1.5707963267949) translate (17cm 11.728cm)">
          <draw:image xlink:href="Pictures/10000B39000006C3000005A9C8E4A834184CC118.svg" xlink:type="simple" xlink:show="embed" xlink:actuate="onLoad">
            <text:p/>
          </draw:image>
          <draw:image xlink:href="Pictures/1000020100000041000000372765B6869588468F.png" xlink:type="simple" xlink:show="embed" xlink:actuate="onLoad"/>
        </draw:frame>
        <draw:frame draw:style-name="gr3" draw:text-style-name="P2" draw:layer="layout" svg:width="3.528cm" svg:height="1.764cm" draw:transform="rotate (1.5707963267949) translate (18.764cm 11.728cm)">
          <draw:image xlink:href="Pictures/10000B39000006C3000005A9C8E4A834184CC118.svg" xlink:type="simple" xlink:show="embed" xlink:actuate="onLoad">
            <text:p/>
          </draw:image>
          <draw:image xlink:href="Pictures/1000020100000041000000372765B6869588468F.png" xlink:type="simple" xlink:show="embed" xlink:actuate="onLoad"/>
        </draw:frame>
        <draw:frame draw:style-name="gr2" draw:text-style-name="P2" draw:layer="layout" svg:width="1.362cm" svg:height="1.094cm" svg:x="22cm" svg:y="2.2cm">
          <draw:image xlink:href="Pictures/10000B39000006C3000005A9C8E4A834184CC118.svg" xlink:type="simple" xlink:show="embed" xlink:actuate="onLoad">
            <text:p/>
          </draw:image>
          <draw:image xlink:href="Pictures/1000020100000041000000372765B6869588468F.png" xlink:type="simple" xlink:show="embed" xlink:actuate="onLoad"/>
        </draw:frame>
        <draw:frame draw:style-name="gr3" draw:text-style-name="P2" draw:layer="layout" svg:width="1.362cm" svg:height="1.094cm" svg:x="22.038cm" svg:y="4.4cm">
          <draw:image xlink:href="Pictures/10000B39000006C3000005A9C8E4A834184CC118.svg" xlink:type="simple" xlink:show="embed" xlink:actuate="onLoad">
            <text:p/>
          </draw:image>
          <draw:image xlink:href="Pictures/1000020100000041000000372765B6869588468F.png" xlink:type="simple" xlink:show="embed" xlink:actuate="onLoad"/>
        </draw:frame>
        <draw:line draw:style-name="gr5" draw:text-style-name="P2" draw:layer="layout" svg:x1="23.2cm" svg:y1="2.107cm" svg:x2="25.4cm" svg:y2="2.107cm">
          <text:p/>
        </draw:line>
        <draw:line draw:style-name="gr6" draw:text-style-name="P3" draw:layer="layout" svg:x1="25.4cm" svg:y1="2.107cm" svg:x2="25.4cm" svg:y2="3.4cm">
          <text:p/>
        </draw:line>
        <draw:line draw:style-name="gr5" draw:text-style-name="P2" draw:layer="layout" svg:x1="23.2cm" svg:y1="3.307cm" svg:x2="25.4cm" svg:y2="3.307cm">
          <text:p/>
        </draw:line>
        <draw:line draw:style-name="gr5" draw:text-style-name="P2" draw:layer="layout" svg:x1="24.8cm" svg:y1="2.107cm" svg:x2="24.8cm" svg:y2="3.307cm">
          <text:p/>
        </draw:line>
        <draw:line draw:style-name="gr5" draw:text-style-name="P2" draw:layer="layout" svg:x1="24.2cm" svg:y1="2.107cm" svg:x2="24.2cm" svg:y2="3.307cm">
          <text:p/>
        </draw:line>
        <draw:line draw:style-name="gr5" draw:text-style-name="P2" draw:layer="layout" svg:x1="25.819cm" svg:y1="4.308cm" svg:x2="23.619cm" svg:y2="4.308cm">
          <text:p/>
        </draw:line>
        <draw:line draw:style-name="gr5" draw:text-style-name="P2" draw:layer="layout" svg:x1="23.6cm" svg:y1="4.2cm" svg:x2="23.6cm" svg:y2="5.5cm">
          <text:p/>
        </draw:line>
        <draw:line draw:style-name="gr5" draw:text-style-name="P2" draw:layer="layout" svg:x1="25.819cm" svg:y1="5.508cm" svg:x2="23.619cm" svg:y2="5.508cm">
          <text:p/>
        </draw:line>
        <draw:line draw:style-name="gr5" draw:text-style-name="P2" draw:layer="layout" svg:x1="24.219cm" svg:y1="4.308cm" svg:x2="24.219cm" svg:y2="5.508cm">
          <text:p/>
        </draw:line>
        <draw:line draw:style-name="gr5" draw:text-style-name="P2" draw:layer="layout" svg:x1="24.819cm" svg:y1="4.308cm" svg:x2="24.819cm" svg:y2="5.508cm">
          <text:p/>
        </draw:line>
        <draw:frame draw:style-name="gr2" draw:text-style-name="P2" draw:layer="layout" svg:width="2.849cm" svg:height="2.849cm" svg:x="23cm" svg:y="12.351cm">
          <draw:image xlink:href="Pictures/10004B2E00000B2200000B22DE38835A2BB9ABCC.svg" xlink:type="simple" xlink:show="embed" xlink:actuate="onLoad">
            <text:p/>
          </draw:image>
          <draw:image xlink:href="Pictures/100002010000006C0000006C34746F41208AD148.png" xlink:type="simple" xlink:show="embed" xlink:actuate="onLoad"/>
        </draw:frame>
        <draw:frame draw:style-name="gr2" draw:text-style-name="P2" draw:layer="layout" svg:width="3.019cm" svg:height="3.019cm" svg:x="22.781cm" svg:y="16.581cm">
          <draw:image xlink:href="Pictures/10000DC900000BCC00000BCC7BE6188A062434BE.svg" xlink:type="simple" xlink:show="embed" xlink:actuate="onLoad">
            <text:p/>
          </draw:image>
          <draw:image xlink:href="Pictures/10000201000000720000007211B99ADC0222FFF4.png" xlink:type="simple" xlink:show="embed" xlink:actuate="onLoad"/>
        </draw:frame>
        <draw:frame draw:style-name="gr2" draw:text-style-name="P2" draw:layer="layout" svg:width="3.019cm" svg:height="3.019cm" svg:x="9.981cm" svg:y="12.981cm">
          <draw:image xlink:href="Pictures/100016E000000BCC00000BCCCB593874B96B1F86.svg" xlink:type="simple" xlink:show="embed" xlink:actuate="onLoad">
            <text:p/>
          </draw:image>
          <draw:image xlink:href="Pictures/100002010000007200000072125B8A0083D01D71.png" xlink:type="simple" xlink:show="embed" xlink:actuate="onLoad"/>
        </draw:frame>
        <draw:frame draw:style-name="gr2" draw:text-style-name="P2" draw:layer="layout" svg:width="2.821cm" svg:height="3.103cm" svg:x="18.2cm" svg:y="12.697cm">
          <draw:image xlink:href="Pictures/10002F4F00000B0600000C205234D2ACBD390253.svg" xlink:type="simple" xlink:show="embed" xlink:actuate="onLoad">
            <text:p/>
          </draw:image>
          <draw:image xlink:href="Pictures/100002010000006B00000075E01F9017CC4FB287.png" xlink:type="simple" xlink:show="embed" xlink:actuate="onLoad"/>
        </draw:frame>
        <draw:frame draw:style-name="gr2" draw:text-style-name="P2" draw:layer="layout" svg:width="3.132cm" svg:height="3.132cm" svg:x="9.668cm" svg:y="16.6cm">
          <draw:image xlink:href="Pictures/10001E8E00000C3D00000C3DB3AAF3CE1EBD1924.svg" xlink:type="simple" xlink:show="embed" xlink:actuate="onLoad">
            <text:p/>
          </draw:image>
          <draw:image xlink:href="Pictures/1000020100000076000000767ED71B2101045BB0.png" xlink:type="simple" xlink:show="embed" xlink:actuate="onLoad"/>
        </draw:frame>
        <draw:frame draw:style-name="gr2" draw:text-style-name="P2" draw:layer="layout" svg:width="2.842cm" svg:height="4.038cm" svg:x="8.158cm" svg:y="2.162cm">
          <draw:image xlink:href="Pictures/10000201000000FC00000166389DA30CAA82CD21.png" xlink:type="simple" xlink:show="embed" xlink:actuate="onLoad">
            <text:p/>
          </draw:image>
        </draw:frame>
        <draw:frame draw:style-name="gr2" draw:text-style-name="P2" draw:layer="layout" svg:width="3.131cm" svg:height="3.17cm" svg:x="5.8cm" svg:y="12.03cm">
          <draw:image xlink:href="Pictures/10000201000000EF000000F2A5E56C346161EF76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2" draw:text-style-name="P2" draw:layer="layout" svg:width="3.018cm" svg:height="2.798cm" svg:x="1.773cm" svg:y="2cm">
          <draw:image xlink:href="Pictures/100002010000012E00000118DC642C9BE17DA924.png" xlink:type="simple" xlink:show="embed" xlink:actuate="onLoad">
            <text:p/>
          </draw:image>
        </draw:frame>
        <draw:frame draw:style-name="gr2" draw:text-style-name="P2" draw:layer="layout" svg:width="2.8cm" svg:height="2.557cm" svg:x="5.991cm" svg:y="1.843cm">
          <draw:image xlink:href="Pictures/1000020100000115000000FD1F0C27A3A59E7AE4.png" xlink:type="simple" xlink:show="embed" xlink:actuate="onLoad">
            <text:p/>
          </draw:image>
        </draw:frame>
        <draw:frame draw:style-name="gr2" draw:text-style-name="P2" draw:layer="layout" svg:width="3.409cm" svg:height="3.336cm" svg:x="9.791cm" svg:y="1.8cm">
          <draw:image xlink:href="Pictures/100002010000011800000112FF09F48716394A54.png" xlink:type="simple" xlink:show="embed" xlink:actuate="onLoad">
            <text:p/>
          </draw:image>
        </draw:frame>
        <draw:frame draw:style-name="gr8" draw:text-style-name="P5" draw:layer="layout" svg:width="2.991cm" svg:height="2.991cm" svg:x="15.409cm" svg:y="2.2cm">
          <draw:image xlink:href="Pictures/1000807A00000BB000000BB0DC33844C26A81B93.svg" xlink:type="simple" xlink:show="embed" xlink:actuate="onLoad">
            <text:p/>
          </draw:image>
          <draw:image xlink:href="Pictures/100002010000007100000071666FD820FC2F3269.png" xlink:type="simple" xlink:show="embed" xlink:actuate="onLoad"/>
        </draw:frame>
        <draw:frame draw:style-name="gr8" draw:text-style-name="P5" draw:layer="layout" svg:width="3.019cm" svg:height="3.019cm" svg:x="19.781cm" svg:y="2.181cm">
          <draw:image xlink:href="Pictures/1000178300000BCC00000BCC48726681087CD38D.svg" xlink:type="simple" xlink:show="embed" xlink:actuate="onLoad">
            <text:p/>
          </draw:image>
          <draw:image xlink:href="Pictures/10000201000000720000007267FB0AC158D88293.png" xlink:type="simple" xlink:show="embed" xlink:actuate="onLoad"/>
        </draw:frame>
        <draw:frame draw:style-name="gr8" draw:text-style-name="P5" draw:layer="layout" svg:width="2.991cm" svg:height="2.991cm" svg:x="15.2cm" svg:y="6.4cm">
          <draw:image xlink:href="Pictures/100023EA00000BB000000BB0C0A883F3B6DA89CC.svg" xlink:type="simple" xlink:show="embed" xlink:actuate="onLoad">
            <text:p/>
          </draw:image>
          <draw:image xlink:href="Pictures/1000020100000071000000710478AF30D7716F40.png" xlink:type="simple" xlink:show="embed" xlink:actuate="onLoad"/>
        </draw:frame>
        <draw:frame draw:style-name="gr8" draw:text-style-name="P5" draw:layer="layout" svg:width="2.652cm" svg:height="2.652cm" svg:x="20.148cm" svg:y="6.6cm">
          <draw:image xlink:href="Pictures/100026FE00000A5D00000A5D01A41D769AA25074.svg" xlink:type="simple" xlink:show="embed" xlink:actuate="onLoad">
            <text:p/>
          </draw:image>
          <draw:image xlink:href="Pictures/10000201000000640000006484723CA75975E467.png" xlink:type="simple" xlink:show="embed" xlink:actuate="onLoad"/>
        </draw:frame>
        <draw:frame draw:style-name="gr8" draw:text-style-name="P5" draw:layer="layout" svg:width="3.019cm" svg:height="3.019cm" svg:x="23.79cm" svg:y="2.26cm">
          <draw:image xlink:href="Pictures/100030BE00000BCC00000BCC512DA1792FBCA215.svg" xlink:type="simple" xlink:show="embed" xlink:actuate="onLoad">
            <text:p/>
          </draw:image>
          <draw:image xlink:href="Pictures/100002010000007200000072683A5A3C42F4FAAD.png" xlink:type="simple" xlink:show="embed" xlink:actuate="onLoad"/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8T19:48:06.369788009</meta:creation-date>
    <dc:date>2018-01-25T20:18:29.364990511</dc:date>
    <meta:editing-duration>PT33M50S</meta:editing-duration>
    <meta:editing-cycles>11</meta:editing-cycles>
    <meta:generator>LibreOffice/5.1.6.2$Linux_X86_64 LibreOffice_project/10m0$Build-2</meta:generator>
    <meta:document-statistic meta:object-count="81"/>
  </office:meta>
</office:document-meta>
</file>